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3 Sheet1.B1:Sheet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77" calcext:value-type="float">
            <text:p>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25:10.329225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5:44:06.007617886</meta:creation-date>
    <dc:date>2016-08-16T16:25:33.393989002</dc:date>
    <meta:editing-duration>PT17M7S</meta:editing-duration>
    <meta:editing-cycles>2</meta:editing-cycles>
    <meta:generator>LibreOffice/4.2.8.2$Linux_X86_64 LibreOffice_project/42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3" svg:x="0.32cm" svg:y="0.18cm" svg:width="12.508cm" svg:height="8.64cm">
          <chartooo:coordinate-region svg:x="1.127cm" svg:y="0.38cm" svg:width="11.4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" chart:class="chart:scatter">
            <chart:domain table:cell-range-address="Sheet1.A1:Sheet1.A1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:Sheet1.A13</svg:desc>
                </draw:g>
              </table:table-cell>
              <table:table-cell office:value-type="float" office:value="1">
                <text:p>1</text:p>
                <draw:g>
                  <svg:desc>Sheet1.B1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377">
                <text:p>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